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5.2cm">
          <draw:text-box>
            <text:p>Bruhin Morgan<text:line-break/>Mentha Max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texte du proje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ns le cadre de notre master à l'EPFL, nous sommes amené à réaliser un projet (<text:span text:style-name="T1">design project</text:span><text:span text:style-name="T2">) en collaboration avec le monde professionnel.</text:span></text:p>
              </text:list-item>
              <text:list-item>
                <text:p>L'an passé, Florian Gandor et Akio Schoorl ont développé un model de dévellopement des larves</text:p>
                <text:list>
                  <text:list-item>
                    <text:p>A la fois spatial et temporel (où et quand)</text:p>
                  </text:list-item>
                  <text:list-item>
                    <text:p>Pas de dimension prévisionnelle ( présent et passé ) =&gt; phase de calib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ette année, nous sommes chargé de poursuivre leur travail.</text:p>
              </text:list-item>
              <text:list-item>
                <text:p>Il a été axé spécialement sur deux points :</text:p>
                <text:list>
                  <text:list-item>
                    <text:p>Intégration de données prévisionnelles à au moins 3 jours.</text:p>
                  </text:list-item>
                  <text:list-item>
                    <text:p>Amélioration de la représentation des résultats.</text:p>
                  </text:list-item>
                </text:list>
              </text:list-item>
              <text:list-item>
                <text:p>Dans la mesure du possible, améliorer certaines hypothèses ou paramètres de simulation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ref rappel du contexte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ycle de vie <text:span text:style-name="T1">Aedes Vexans</text:span></text:p>
                <text:list>
                  <text:list-item>
                    <text:p><text:span text:style-name="T2">Ponte d’œufs dans les sols humides</text:span></text:p>
                  </text:list-item>
                  <text:list-item>
                    <text:p><text:span text:style-name="T2">Éclosion lors de crues</text:span></text:p>
                  </text:list-item>
                  <text:list-item>
                    <text:p><text:span text:style-name="T2">Succession de quatre stades de larves (L1 - L4) avant celui de nymphe et finalement de moustique adulte</text:span></text:p>
                  </text:list-item>
                  <text:list-item>
                    <text:p><text:span text:style-name="T2">Chacun des stades L1 à L4 vit exclusivement dans l'eau</text:span></text:p>
                  </text:list-item>
                </text:list>
              </text:list-item>
              <text:list-item>
                <text:p><text:span text:style-name="T2">Principe du Bti</text:span></text:p>
                <text:list>
                  <text:list-item>
                    <text:p><text:span text:style-name="T2">Bactérie produisant des cristaux de composés toxiques</text:span></text:p>
                  </text:list-item>
                  <text:list-item>
                    <text:p><text:span text:style-name="T2">Libération après ingestion par la larve</text:span></text:p>
                  </text:list-item>
                </text:list>
              </text:list-item>
              <text:list-item>
                <text:p><text:span text:style-name="T2">Contrainte : les larves doivent se nourrir pour être affectée</text:span></text:p>
                <text:list>
                  <text:list-item>
                    <text:p><text:span text:style-name="T2">Les stades intermédaires, L2 et L3</text:span></text:p>
                  </text:list-item>
                  <text:list-item>
                    <text:p><text:span text:style-name="T2">Au cours du stade L4, la larve se nourrit toujours mais efficacité du traitement rédu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de niveaux d'eau du lac</text:p>
                  </text:list-item>
                  <text:list-item>
                    <text:p>Série de température d'eau</text:p>
                  </text:list-item>
                </text:list>
              </text:list-item>
              <text:list-item>
                <text:p>Sorties :</text:p>
                <text:list>
                  <text:list-item>
                    <text:p>Cartes de la progression des stades larvaires par jours</text:p>
                  </text:list-item>
                  <text:list-item>
                    <text:p>Cartes des surfaces inondées par jo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Il s'exécute chaque jour et recalcule un certains nombre de paramètres.</text:p>
              </text:list-item>
              <text:list-item>
                <text:p>Points principaux de l'algorithme :</text:p>
                <text:list>
                  <text:list-item>
                    <text:p>Extraction des surfaces inondées</text:p>
                  </text:list-item>
                  <text:list-item>
                    <text:p>Si inondée, activation de la croissance larvaire (éclosion)</text:p>
                  </text:list-item>
                  <text:list-item>
                    <text:p>Ensuite la croissance est calculée comme étant la proportion de croissance achevée en un jour à la température donnée</text:p>
                  </text:list-item>
                  <text:list-item>
                    <text:p>Si le niveau du lac redescend, les larves migrent avec l'eau et se concentrent dans les dépressions du terrains</text:p>
                    <text:list>
                      <text:list-item>
                        <text:p>Phase hydrologique optimale</text:p>
                      </text:list-item>
                    </text:list>
                  </text:list-item>
                  <text:list-item>
                    <text:p>S'il monte, la dilution du Bti nécessiterait d'en utiliser plus sur <text:s/>une plus grande surface</text:p>
                    <text:list>
                      <text:list-item>
                        <text:p>Phase hydrologique défavor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lutions apportées (1)</text:p>
          </draw:text-box>
        </draw:frame>
        <draw:frame presentation:style-name="pr5" draw:layer="layout" svg:width="25.2cm" svg:height="15cm" svg:x="1.4cm" svg:y="4.4cm" presentation:class="outline" presentation:user-transformed="true">
          <draw:text-box>
            <text:list text:style-name="L2">
              <text:list-item>
                <text:p>Ajout de prévisions :</text:p>
                <text:list>
                  <text:list-item>
                    <text:p>Le Groupe-E nous a autorisé à utiliser leurs données et nous a dirigé vers l'entreprise spécialisée qui les génèrent, la société E-dric</text:p>
                  </text:list-item>
                  <text:list-item>
                    <text:p><text:s/>Celle-ci intéressée à proposer d'intégrer ce modèle à leur plateforme en ligne.</text:p>
                  </text:list-item>
                </text:list>
              </text:list-item>
              <text:list-item>
                <text:p>Avantages :</text:p>
                <text:list>
                  <text:list-item>
                    <text:p>Exécution du modèle automatique chaque jour</text:p>
                  </text:list-item>
                  <text:list-item>
                    <text:p>Pérennité dans le temps et maintenance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ification apportée (1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ans un premier temps pour répondre à ces contraintes, nous avons :</text:p>
                <text:list>
                  <text:list-item>
                    <text:p>Transformer l'image matricielle en image vecteur (géométrique)</text:p>
                    <text:list>
                      <text:list-item>
                        <text:p>Basiquement : extraction de courbes de niveaux</text:p>
                      </text:list-item>
                    </text:list>
                  </text:list-item>
                  <text:list-item>
                    <text:p>Réécriture du modèle de l'an passé (langage Python) vers VB.net en apportant les modifications dues à l'image</text:p>
                    <text:list>
                      <text:list-item>
                        <text:p>Principalement, une interaction avec l'information géographique différ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dification apportée (2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jout des prévisions :</text:p>
                <text:list>
                  <text:list-item>
                    <text:p>D'une manière analogue qu'auparavant, le modèle estime chaque jour l'évolution</text:p>
                  </text:list-item>
                  <text:list-item>
                    <text:p>Il estime aussi la progression basée sur les prévisions a 3 jours</text:p>
                  </text:list-item>
                  <text:list-item>
                    <text:p>Donc chaque jour 4 car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5H44M16S</meta:editing-duration>
    <meta:editing-cycles>12</meta:editing-cycles>
    <meta:generator>LibreOffice/4.2.7.2$Linux_x86 LibreOffice_project/420m0$Build-2</meta:generator>
    <dc:date>2015-05-02T18:31:24.337443370</dc:date>
    <meta:document-statistic meta:object-count="69"/>
  </office:meta>
</office:document-meta>
</file>